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6.5806in" fo:margin-left="-0.066in" table:align="left" style:writing-mode="lr-tb"/>
    </style:style>
    <style:style style:name="Taula1.A" style:family="table-column">
      <style:table-column-properties style:column-width="1.0486in"/>
    </style:style>
    <style:style style:name="Taula1.B" style:family="table-column">
      <style:table-column-properties style:column-width="5.5319in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1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2" style:family="table">
      <style:table-properties style:width="6.4132in" fo:margin-left="-0.0569in" table:align="left" style:writing-mode="lr-tb"/>
    </style:style>
    <style:style style:name="Taula2.A" style:family="table-column">
      <style:table-column-properties style:column-width="6.4132in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3" style:family="table">
      <style:table-properties style:width="6.4132in" fo:margin-left="-0.0569in" table:align="left" style:writing-mode="lr-tb"/>
    </style:style>
    <style:style style:name="Taula3.A" style:family="table-column">
      <style:table-column-properties style:column-width="6.4132in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4" style:family="table">
      <style:table-properties style:width="6.4132in" fo:margin-left="-0.0569in" table:align="left" style:writing-mode="lr-tb"/>
    </style:style>
    <style:style style:name="Taula4.A" style:family="table-column">
      <style:table-column-properties style:column-width="6.4132in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5" style:family="table">
      <style:table-properties style:width="6.4132in" fo:margin-left="-0.0569in" table:align="left" style:writing-mode="lr-tb"/>
    </style:style>
    <style:style style:name="Taula5.A" style:family="table-column">
      <style:table-column-properties style:column-width="6.4132in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6" style:family="table">
      <style:table-properties style:width="6.4132in" fo:margin-left="-0.0569in" table:align="left" style:writing-mode="lr-tb"/>
    </style:style>
    <style:style style:name="Taula6.A" style:family="table-column">
      <style:table-column-properties style:column-width="6.4132in"/>
    </style:style>
    <style:style style:name="Taula6.1" style:family="table-row">
      <style:table-row-properties fo:keep-together="auto"/>
    </style:style>
    <style:style style:name="Taula6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7" style:family="table">
      <style:table-properties style:width="6.4132in" fo:margin-left="-0.0569in" table:align="left" style:writing-mode="lr-tb"/>
    </style:style>
    <style:style style:name="Taula7.A" style:family="table-column">
      <style:table-column-properties style:column-width="6.4132in"/>
    </style:style>
    <style:style style:name="Taula7.1" style:family="table-row">
      <style:table-row-properties fo:keep-together="auto"/>
    </style:style>
    <style:style style:name="Taula7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8" style:family="table">
      <style:table-properties style:width="6.4597in" table:align="right" style:writing-mode="lr-tb"/>
    </style:style>
    <style:style style:name="Taula8.A" style:family="table-column">
      <style:table-column-properties style:column-width="6.4597in"/>
    </style:style>
    <style:style style:name="Taula8.1" style:family="table-row">
      <style:table-row-properties fo:keep-together="auto"/>
    </style:style>
    <style:style style:name="Taula8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9" style:family="table">
      <style:table-properties style:width="6.4132in" fo:margin-left="-0.0569in" table:align="left" style:writing-mode="lr-tb"/>
    </style:style>
    <style:style style:name="Taula9.A" style:family="table-column">
      <style:table-column-properties style:column-width="6.4132in"/>
    </style:style>
    <style:style style:name="Taula9.1" style:family="table-row">
      <style:table-row-properties fo:keep-together="auto"/>
    </style:style>
    <style:style style:name="Taula9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10" style:family="table">
      <style:table-properties style:width="6.4132in" fo:margin-left="-0.0569in" table:align="left" style:writing-mode="lr-tb"/>
    </style:style>
    <style:style style:name="Taula10.A" style:family="table-column">
      <style:table-column-properties style:column-width="6.4132in"/>
    </style:style>
    <style:style style:name="Taula10.1" style:family="table-row">
      <style:table-row-properties fo:keep-together="auto"/>
    </style:style>
    <style:style style:name="Taula10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11" style:family="table">
      <style:table-properties style:width="6.4132in" fo:margin-left="-0.0569in" table:align="left" style:writing-mode="lr-tb"/>
    </style:style>
    <style:style style:name="Taula11.A" style:family="table-column">
      <style:table-column-properties style:column-width="6.4132in"/>
    </style:style>
    <style:style style:name="Taula11.1" style:family="table-row">
      <style:table-row-properties fo:keep-together="auto"/>
    </style:style>
    <style:style style:name="Taula11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12" style:family="table">
      <style:table-properties style:width="6.4132in" fo:margin-left="-0.0569in" table:align="left" style:writing-mode="lr-tb"/>
    </style:style>
    <style:style style:name="Taula12.A" style:family="table-column">
      <style:table-column-properties style:column-width="6.4132in"/>
    </style:style>
    <style:style style:name="Taula12.1" style:family="table-row">
      <style:table-row-properties fo:keep-together="auto"/>
    </style:style>
    <style:style style:name="Taula12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13" style:family="table">
      <style:table-properties style:width="6.4132in" fo:margin-left="-0.0569in" table:align="left" style:writing-mode="lr-tb"/>
    </style:style>
    <style:style style:name="Taula13.A" style:family="table-column">
      <style:table-column-properties style:column-width="6.4132in"/>
    </style:style>
    <style:style style:name="Taula13.1" style:family="table-row">
      <style:table-row-properties fo:keep-together="auto"/>
    </style:style>
    <style:style style:name="Taula13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14" style:family="table">
      <style:table-properties style:width="6.4132in" fo:margin-left="-0.0569in" table:align="left" style:writing-mode="lr-tb"/>
    </style:style>
    <style:style style:name="Taula14.A" style:family="table-column">
      <style:table-column-properties style:column-width="6.4132in"/>
    </style:style>
    <style:style style:name="Taula14.1" style:family="table-row">
      <style:table-row-properties fo:keep-together="auto"/>
    </style:style>
    <style:style style:name="Taula14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15" style:family="table">
      <style:table-properties style:width="6.4132in" fo:margin-left="-0.0569in" table:align="left" style:writing-mode="lr-tb"/>
    </style:style>
    <style:style style:name="Taula15.A" style:family="table-column">
      <style:table-column-properties style:column-width="6.4132in"/>
    </style:style>
    <style:style style:name="Taula15.1" style:family="table-row">
      <style:table-row-properties fo:keep-together="auto"/>
    </style:style>
    <style:style style:name="Taula15.A1" style:family="table-cell">
      <style:table-cell-properties style:vertical-align="top" style:border-line-width="0.0208in 0.0104in 0.0104in" fo:padding="0.0417in" fo:border="3pt double #c0c0c0" style:writing-mode="lr-tb"/>
    </style:style>
    <style:style style:name="Taula16" style:family="table">
      <style:table-properties style:width="6.4028in" fo:margin-left="-0.0785in" table:align="left" style:writing-mode="lr-tb"/>
    </style:style>
    <style:style style:name="Taula16.A" style:family="table-column">
      <style:table-column-properties style:column-width="3.1979in"/>
    </style:style>
    <style:style style:name="Taula16.B" style:family="table-column">
      <style:table-column-properties style:column-width="3.2049in"/>
    </style:style>
    <style:style style:name="Taula16.1" style:family="table-row">
      <style:table-row-properties fo:keep-together="auto"/>
    </style:style>
    <style:style style:name="Taula16.A1" style:family="table-cell">
      <style:table-cell-properties style:vertical-align="top" fo:background-color="#f2f2f2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6.B1" style:family="table-cell">
      <style:table-cell-properties style:vertical-align="top"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ula1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ula16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11pt" officeooo:paragraph-rsid="00109297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officeooo:paragraph-rsid="00109297" style:font-size-asian="11pt" style:font-size-complex="11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1pt" officeooo:paragraph-rsid="00109297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paragraph-rsid="00109297" style:font-size-asian="11pt" style:font-name-complex="Calibri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109297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109297" style:font-size-asian="11pt" style:font-weight-asian="bold" style:font-size-complex="11pt"/>
    </style:style>
    <style:style style:name="P7" style:family="paragraph" style:parent-style-name="Standard">
      <style:paragraph-properties fo:margin-top="0.1945in" fo:margin-bottom="0in" loext:contextual-spacing="false" fo:orphans="2" fo:widows="2" fo:hyphenation-ladder-count="no-limit"/>
      <style:text-properties style:font-name="Arial" fo:font-size="11pt" fo:font-weight="bold" officeooo:rsid="00109297" officeooo:paragraph-rsid="00109297" style:font-size-asian="11pt" style:language-asian="es" style:country-asian="ES" style:font-weight-asian="bold" style:font-size-complex="11pt" style:font-weight-complex="bold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.1945in" fo:margin-bottom="0in" loext:contextual-spacing="false" fo:orphans="2" fo:widows="2" fo:hyphenation-ladder-count="no-limit"/>
      <style:text-properties style:font-name="Arial" fo:font-size="11pt" officeooo:paragraph-rsid="00109297" style:font-size-asian="11pt" style:font-size-complex="11pt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.1945in" fo:margin-bottom="0in" loext:contextual-spacing="false" fo:orphans="2" fo:widows="2" fo:hyphenation-ladder-count="no-limit"/>
      <style:text-properties style:font-name="Arial" fo:font-size="11pt" fo:font-weight="normal" officeooo:rsid="0013a684" officeooo:paragraph-rsid="0013a684" style:font-size-asian="11pt" style:language-asian="es" style:country-asian="ES" style:font-weight-asian="normal" style:font-size-complex="11pt" style:font-weight-complex="normal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.1945in" fo:margin-bottom="0in" loext:contextual-spacing="false" fo:orphans="2" fo:widows="2" fo:hyphenation-ladder-count="no-limit" fo:break-before="page"/>
      <style:text-properties style:font-name="Arial" fo:font-size="11pt" officeooo:paragraph-rsid="00109297" style:font-size-asian="11pt" style:font-size-complex="11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loext:contextual-spacing="false" fo:orphans="2" fo:widows="2" fo:hyphenation-ladder-count="no-limit"/>
      <style:text-properties style:font-name="Arial" fo:font-size="11pt" fo:font-weight="bold" officeooo:paragraph-rsid="00109297" style:font-size-asian="11pt" style:language-asian="es" style:country-asian="ES" style:font-weight-asian="bold" style:font-size-complex="11pt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.1945in" fo:margin-bottom="0.0827in" loext:contextual-spacing="false" fo:orphans="2" fo:widows="2" fo:hyphenation-ladder-count="no-limit"/>
      <style:text-properties style:font-name="Arial" fo:font-size="11pt" officeooo:rsid="00122790" officeooo:paragraph-rsid="00122790" style:font-size-asian="11pt" style:language-asian="es" style:country-asian="ES" style:font-size-complex="11pt" fo:hyphenate="true" fo:hyphenation-remain-char-count="2" fo:hyphenation-push-char-count="2" loext:hyphenation-no-caps="false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1pt" officeooo:paragraph-rsid="00109297" style:font-size-asian="11pt" style:font-size-complex="11pt"/>
    </style:style>
    <style:style style:name="P14" style:family="paragraph" style:parent-style-name="Standard">
      <style:paragraph-properties fo:margin-top="0.1945in" fo:margin-bottom="0.0827in" loext:contextual-spacing="false" fo:orphans="2" fo:widows="2" fo:hyphenation-ladder-count="no-limit"/>
      <style:text-properties style:font-name="Arial" fo:font-size="11pt" fo:font-weight="normal" officeooo:rsid="0013d35d" officeooo:paragraph-rsid="0013d35d" style:font-size-asian="11pt" style:language-asian="es" style:country-asian="ES" style:font-weight-asian="normal" style:font-size-complex="11pt" style:font-weight-complex="normal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top="0.1945in" fo:margin-bottom="0.0827in" loext:contextual-spacing="false" fo:orphans="2" fo:widows="2" fo:hyphenation-ladder-count="no-limit"/>
      <style:text-properties style:font-name="Arial" fo:font-size="11pt" fo:font-weight="normal" officeooo:rsid="00141a06" officeooo:paragraph-rsid="00141a06" style:font-size-asian="11pt" style:language-asian="es" style:country-asian="ES" style:font-weight-asian="normal" style:font-size-complex="11pt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.1945in" fo:margin-bottom="0.0827in" loext:contextual-spacing="false" fo:orphans="2" fo:widows="2" fo:hyphenation-ladder-count="no-limit"/>
      <style:text-properties style:font-name="Arial" fo:font-size="11pt" officeooo:rsid="0013d35d" officeooo:paragraph-rsid="0013d35d" style:font-size-asian="11pt" style:language-asian="es" style:country-asian="ES" style:font-size-complex="11pt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.1945in" fo:margin-bottom="0.0827in" loext:contextual-spacing="false" fo:orphans="2" fo:widows="2" fo:hyphenation-ladder-count="no-limit"/>
      <style:text-properties style:font-name="Arial" fo:font-size="11pt" officeooo:rsid="0015ba6b" officeooo:paragraph-rsid="0015ba6b" style:font-size-asian="11pt" style:language-asian="es" style:country-asian="ES" style:font-size-complex="11pt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.1945in" fo:margin-bottom="0.0827in" loext:contextual-spacing="false" fo:orphans="2" fo:widows="2" fo:hyphenation-ladder-count="no-limit"/>
      <style:text-properties style:font-name="Arial" fo:font-size="11pt" officeooo:rsid="001602b8" officeooo:paragraph-rsid="001602b8" style:font-size-asian="11pt" style:language-asian="es" style:country-asian="ES" style:font-size-complex="11pt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.1945in" fo:margin-bottom="0.0827in" loext:contextual-spacing="false" fo:orphans="2" fo:widows="2" fo:hyphenation-ladder-count="no-limit"/>
      <style:text-properties style:font-name="Arial" fo:font-size="11pt" officeooo:rsid="001622b5" officeooo:paragraph-rsid="001622b5" style:font-size-asian="11pt" style:language-asian="es" style:country-asian="ES" style:font-size-complex="11pt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.1945in" fo:margin-bottom="0in" loext:contextual-spacing="false" fo:orphans="2" fo:widows="2" fo:hyphenation-ladder-count="no-limit"/>
      <style:text-properties style:font-name="Arial" fo:font-size="11pt" fo:font-weight="normal" officeooo:rsid="0013d35d" officeooo:paragraph-rsid="0013d35d" style:font-size-asian="11pt" style:language-asian="es" style:country-asian="ES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.1945in" fo:margin-bottom="0in" loext:contextual-spacing="false" fo:orphans="2" fo:widows="2" fo:hyphenation-ladder-count="no-limit"/>
      <style:text-properties style:font-name="Arial" fo:font-size="11pt" fo:font-weight="normal" officeooo:rsid="001622b5" officeooo:paragraph-rsid="001622b5" style:font-size-asian="11pt" style:language-asian="es" style:country-asian="ES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.1945in" fo:margin-bottom="0in" loext:contextual-spacing="false" fo:orphans="2" fo:widows="2" fo:hyphenation-ladder-count="no-limit"/>
      <style:text-properties style:font-name="Arial" fo:font-size="11pt" fo:font-weight="normal" officeooo:rsid="00164bca" officeooo:paragraph-rsid="00164bca" style:font-size-asian="11pt" style:language-asian="es" style:country-asian="ES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1pt" officeooo:paragraph-rsid="00164bca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officeooo:paragraph-rsid="00109297" style:font-size-asian="11pt" style:font-size-complex="11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1pt" officeooo:rsid="00164bca" officeooo:paragraph-rsid="00164bca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officeooo:rsid="00164bca" officeooo:paragraph-rsid="00164bca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1pt" officeooo:rsid="00164bca" officeooo:paragraph-rsid="00164bca" style:font-size-asian="11pt" style:font-size-complex="11pt"/>
    </style:style>
    <style:style style:name="T1" style:family="text">
      <style:text-properties fo:font-weight="bold" style:language-asian="es" style:country-asian="ES" style:font-weight-asian="bold" style:font-weight-complex="bold"/>
    </style:style>
    <style:style style:name="T2" style:family="text">
      <style:text-properties style:language-asian="es" style:country-asian="ES"/>
    </style:style>
    <style:style style:name="T3" style:family="text">
      <style:text-properties style:font-name-asian="Arial1" style:language-asian="es" style:country-asian="ES"/>
    </style:style>
    <style:style style:name="T4" style:family="text">
      <style:text-properties officeooo:rsid="00122790"/>
    </style:style>
    <style:style style:name="T5" style:family="text">
      <style:text-properties officeooo:rsid="0013d35d"/>
    </style:style>
    <style:style style:name="T6" style:family="text">
      <style:text-properties officeooo:rsid="0015ba6b"/>
    </style:style>
    <style:style style:name="T7" style:family="text">
      <style:text-properties officeooo:rsid="001602b8"/>
    </style:style>
    <style:style style:name="T8" style:family="text">
      <style:text-properties fo:font-weight="normal" officeooo:rsid="00164bc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2">Nom</text:p>
          </table:table-cell>
          <table:table-cell table:style-name="Taula1.B1" office:value-type="string">
            <text:p text:style-name="P3"/>
            <text:p text:style-name="P27">Edison Alcocer</text:p>
          </table:table-cell>
        </table:table-row>
      </table:table>
      <text:p text:style-name="P8"><text:span text:style-name="T1">ACTIVITAT </text:span><text:span text:style-name="T2">. </text:span><text:span text:style-name="T1">A través d’aquest exercici hauràs de reflexionar sobre els teus trets personals per així conèixer els teus punts febles i forts. Avalua cadascuna d'aquestes competències amb una nota del 1 al 10, segons pensis què tens aquesta competència. Justifica la teva resposta amb un exemple de la teva manera d'actuar on es reflecteixi la característica.</text:span></text:p>
      <text:p text:style-name="P7">Qualitats emprenedores: </text:p>
      <text:p text:style-name="P8"><text:span text:style-name="T3">─ </text:span><text:span text:style-name="T1">Aprenentatge i utilització dels coneixements:</text:span><text:span text:style-name="T2"> implica la inquietud i curiositat constant per aprendre o saber-ne més. Contempla l'afany de posar en pràctica i ampliar els coneixements tècnics, professionals o de gestió, així com transferir aquells coneix</text:span>ements relacionats amb el treball. </text:p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1">Nota: <text:span text:style-name="T4">8</text:span></text:p>
            <text:p text:style-name="P9">Em considere una persona curiosa y en ganes d’aprendre</text:p>
          </table:table-cell>
        </table:table-row>
      </table:table>
      <text:p text:style-name="P8"><text:span text:style-name="T1">- Autoconfiança:</text:span> és el convenciment sobre la pròpia capacitat per a realitzar amb èxit una tasca o escollir l'enfocament adequat per realitzar un treball o resoldre un problema. Inclou mostrar confiança en les pròpies capacitats (per exemple, davant noves dificultats), decisions i opinions. </text:p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1">Nota: <text:span text:style-name="T5">7</text:span></text:p>
            <text:p text:style-name="P14">Pense que he demostrat ser confiat en situacions que requereixen actitud, però només en situacions d’estrés, pel contrari no acostume a presentar les meues idees.</text:p>
          </table:table-cell>
        </table:table-row>
      </table:table>
      <text:p text:style-name="P8"><text:span text:style-name="T3">─ </text:span><text:span text:style-name="T1">Autocontrol:</text:span><text:span text:style-name="T2"> és la capacitat de mantenir les pròpies emocions sota control i evitar reaccions negatives davant provocacions, oposició o hostilitat per part d'altres o quan es treballa en condicions d'estrès. Igualment, implica la resistència en condicion</text:span>s constants d'estrès. </text:p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11">Nota: <text:span text:style-name="T4">7</text:span></text:p>
            <text:p text:style-name="P12">Jo crec que tinc autocontrol perquè en l’àmbit de treball m’he trobat en situacions d’estrés <text:span text:style-name="T5">y he sabut reaccionar de la manera correcta</text:span></text:p>
          </table:table-cell>
        </table:table-row>
      </table:table>
      <text:p text:style-name="P8"><text:span text:style-name="T3">─ </text:span><text:span text:style-name="T1">Comunicació: </text:span>suposa l'habilitat de transmetre, de fer conèixer alguna cosa a algú d'una manera clara i entenedora. Abasta des d'una transmissió d'informació fins a entrar en relació d'idees, d'interessos, etc. </text:p>
      <table:table table:name="Taula5" table:style-name="Taula5">
        <table:table-column table:style-name="Taula5.A"/>
        <table:table-row table:style-name="Taula5.1">
          <table:table-cell table:style-name="Taula5.A1" office:value-type="string">
            <text:p text:style-name="P11">Nota: <text:span text:style-name="T5">8</text:span></text:p>
            <text:p text:style-name="P16">M’agrada parlar les coses amb els companys de treball per que pense que així hi haurán menys errors.</text:p>
          </table:table-cell>
        </table:table-row>
      </table:table>
      <text:p text:style-name="P8"><text:span text:style-name="T3">─ </text:span><text:span text:style-name="T1">Creativitat:</text:span> és la capacitat que permet identificar, plantejar i resoldre problemes de manera rellevant i divergent. És l'habilitat d'establir relacions de coneixement diferents, fer noves preguntes i donar respostes originals. </text:p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11">Nota: <text:span text:style-name="T5">6</text:span></text:p>
            <text:p text:style-name="P20">No tinc molta creativitat per a ser honests</text:p>
          </table:table-cell>
        </table:table-row>
      </table:table>
      <text:p text:style-name="P10"><text:span text:style-name="T3">─ </text:span><text:span text:style-name="T1">Empatia:</text:span><text:span text:style-name="T2"> implica s</text:span>aber entendre les altres persones. És l'habilitat per escoltar, entendre correctament els pensaments, sentiments o preocupacions dels altres encara que no s'expressen verbalment o s'expressen parcialment. </text:p>
      <table:table table:name="Taula7" table:style-name="Taula7">
        <table:table-column table:style-name="Taula7.A"/>
        <table:table-row table:style-name="Taula7.1">
          <table:table-cell table:style-name="Taula7.A1" office:value-type="string">
            <text:p text:style-name="P11">Nota: <text:span text:style-name="T4">9</text:span></text:p>
            <text:p text:style-name="P20">Pense que si tinc empatía, per exemple quan algú és nou y no sap fer les coses tracte d’explicarli-ho bé de manera que ho puga entendre.</text:p>
          </table:table-cell>
        </table:table-row>
      </table:table>
      <text:p text:style-name="P8"><text:span text:style-name="T3">─ </text:span><text:span text:style-name="T1">Flexibilitat i gestió del canvi:</text:span><text:span text:style-name="T2"> és l'ha</text:span>bilitat d'adaptar-se i treballar eficaçment en diferents i variades situacions i amb persones o grups diversos. Suposa entendre i valorar postures o punts de vista diferents, o bé adaptar el propi enfocament a mesura que la situació ho requereixi. També canviar o acceptar sense problemes els canvis en la pròpia Organització o en les responsabilitats del lloc de treball. </text:p>
      <table:table table:name="Taula8" table:style-name="Taula8">
        <table:table-column table:style-name="Taula8.A"/>
        <table:table-row table:style-name="Taula8.1">
          <table:table-cell table:style-name="Taula8.A1" office:value-type="string">
            <text:p text:style-name="P11">Nota: <text:span text:style-name="T4">10</text:span></text:p>
            <text:p text:style-name="P15">En situacions de canvia he sabut adaptarme y reaccionar de manera que optimize el treball per a perdre el menys temps possibe</text:p>
          </table:table-cell>
        </table:table-row>
      </table:table>
      <text:p text:style-name="P8"><text:span text:style-name="T3">─ </text:span><text:span text:style-name="T1">Iniciativa:</text:span> és la predisposició a actuar de forma proactiva i no només limitar-se a pensar en allò que s'ha de fer en el futur. </text:p>
      <table:table table:name="Taula9" table:style-name="Taula9">
        <table:table-column table:style-name="Taula9.A"/>
        <table:table-row table:style-name="Taula9.1">
          <table:table-cell table:style-name="Taula9.A1" office:value-type="string">
            <text:p text:style-name="P11">Nota: <text:span text:style-name="T6">4</text:span></text:p>
            <text:p text:style-name="P17">No tinc tanta iniciativa, <text:span text:style-name="T7">però això no significa que m’agrade estar parat, toto el contrari, a l’hora de treballar no puc estar quiet.</text:span></text:p>
          </table:table-cell>
        </table:table-row>
      </table:table>
      <text:p text:style-name="P8"><text:span text:style-name="T3">─ </text:span><text:span text:style-name="T1">Lideratge: </text:span>suposa la intenció d'assumir el rol de líder d'un grup o equip de treball. Implica el desig de guiar els altres. </text:p>
      <table:table table:name="Taula10" table:style-name="Taula10">
        <table:table-column table:style-name="Taula10.A"/>
        <table:table-row table:style-name="Taula10.1">
          <table:table-cell table:style-name="Taula10.A1" office:value-type="string">
            <text:p text:style-name="P11">Nota: <text:span text:style-name="T4">6</text:span></text:p>
            <text:p text:style-name="P18">No soc una persona «Líder», però quan ningú es fica a cárrec, no m’importa proposarme per a dirigir a la gent.</text:p>
          </table:table-cell>
        </table:table-row>
      </table:table>
      <text:p text:style-name="P8"><text:span text:style-name="T3">─ </text:span><text:span text:style-name="T1">Negociació:</text:span> és l'habilitat per promoure el consens. És l'intent per fer coincidir criteris diferents, en una situació determinada, amb l'objectiu d'arribar al pacte i buscar el millor benefici. </text:p>
      <table:table table:name="Taula11" table:style-name="Taula11">
        <table:table-column table:style-name="Taula11.A"/>
        <table:table-row table:style-name="Taula11.1">
          <table:table-cell table:style-name="Taula11.A1" office:value-type="string">
            <text:p text:style-name="P11">Nota: <text:span text:style-name="T4">9</text:span></text:p>
            <text:p text:style-name="P18">Sempre tracte d’aplegar a un acord, ja que, quan abans aplegues a un consens abans començarás a treballar</text:p>
          </table:table-cell>
        </table:table-row>
      </table:table>
      <text:p text:style-name="P8"><text:span text:style-name="T3">─ </text:span><text:span text:style-name="T1">Networking: </text:span>és l'habilitat d'establir contactes amb un ampli ventall de persones, que els permet ajudar-se mútuament, en situacions professionals i personals. Es tracta d'un procés amb doble direcció, al donar ajuda i atenció a la nostra xarxa de contactes facilitem que ells ens ajudin. </text:p>
      <table:table table:name="Taula12" table:style-name="Taula12">
        <table:table-column table:style-name="Taula12.A"/>
        <table:table-row table:style-name="Taula12.1">
          <table:table-cell table:style-name="Taula12.A1" office:value-type="string">
            <text:p text:style-name="P11">Nota: <text:span text:style-name="T4">8</text:span></text:p>
            <text:p text:style-name="P21">Normalment tracte de tindre per lo menys una bona relació amb tot el mon, així sempre podré demanar ajuda en aspectes que no conec i altres si.</text:p>
          </table:table-cell>
        </table:table-row>
      </table:table>
      <text:p text:style-name="P8"><text:soft-page-break/><text:span text:style-name="T3">─ </text:span><text:span text:style-name="T1">Orientació al client: </text:span>implica un desig d'ajudar o servir als clients/es, de satisfer les seves necessitats. Significa centrar-se en descobrir o satisfer les necessitats dels clients/es. </text:p>
      <table:table table:name="Taula13" table:style-name="Taula13">
        <table:table-column table:style-name="Taula13.A"/>
        <table:table-row table:style-name="Taula13.1">
          <table:table-cell table:style-name="Taula13.A1" office:value-type="string">
            <text:p text:style-name="P11">Nota: <text:span text:style-name="T4">8</text:span></text:p>
            <text:p text:style-name="P21">Disfrute d’ajudar a les persones y em satisfá saber que han rebut el que desitgen.</text:p>
          </table:table-cell>
        </table:table-row>
      </table:table>
      <text:p text:style-name="P8"><text:span text:style-name="T3">─ </text:span><text:span text:style-name="T1">Planificació i organització: </text:span>és la capacitat per prioritzar i establir línies d'actuació, optimitzant recursos que garanteixin l'acompliment dels resultats esperats mitjançant una gestió eficaç del propi treball i del dels seus col·laboradors/es. </text:p>
      <table:table table:name="Taula14" table:style-name="Taula14">
        <table:table-column table:style-name="Taula14.A"/>
        <table:table-row table:style-name="Taula14.1">
          <table:table-cell table:style-name="Taula14.A1" office:value-type="string">
            <text:p text:style-name="P11">Nota: <text:span text:style-name="T4">8</text:span></text:p>
            <text:p text:style-name="P19">Considere que he sabut organitzarme el treball y optimizarlo de manera que perga el menys temps possible.</text:p>
          </table:table-cell>
        </table:table-row>
      </table:table>
      <text:p text:style-name="P8"><text:span text:style-name="T3">─ </text:span><text:span text:style-name="T1">Treball en equip</text:span>: implica la intenció de col·laborar i cooperar amb altres, formar part d'un grup, treballar junts, com a oposat a fer-ho individualment o competitivament. </text:p>
      <table:table table:name="Taula15" table:style-name="Taula15">
        <table:table-column table:style-name="Taula15.A"/>
        <table:table-row table:style-name="Taula15.1">
          <table:table-cell table:style-name="Taula15.A1" office:value-type="string">
            <text:p text:style-name="P11">Nota: <text:span text:style-name="T4">8</text:span></text:p>
            <text:p text:style-name="P22">M’agrada treballar en equip y sentir totes les opinions que poden tindre.</text:p>
          </table:table-cell>
        </table:table-row>
      </table:table>
      <text:p text:style-name="P4"/>
      <text:p text:style-name="P1">Ara analitza els tens punts forts i febles respecte a la feina.</text:p>
      <text:p text:style-name="P5"/>
      <table:table table:name="Taula16" table:style-name="Taula16">
        <table:table-column table:style-name="Taula16.A"/>
        <table:table-column table:style-name="Taula16.B"/>
        <table:table-row table:style-name="Taula16.1">
          <table:table-cell table:style-name="Taula16.A1" office:value-type="string">
            <text:p text:style-name="P6">PUNTS FORTS (Aspectes positius teus)</text:p>
          </table:table-cell>
          <table:table-cell table:style-name="Taula16.B1" office:value-type="string">
            <text:p text:style-name="P6">Punts febles (aspectes negatius)</text:p>
          </table:table-cell>
        </table:table-row>
        <table:table-row table:style-name="Taula16.1">
          <table:table-cell table:style-name="Taula16.A2" office:value-type="string">
            <text:p text:style-name="P23"><text:span text:style-name="T8">Els meus punts forts son el tracte amb la gent y la organització del treball, trobe que no tracte mal a les persones encara que hem trobe en una situació d’estrés. M’agrada que em diguen el que puc millorar (si meu diuen bé)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ula16.B2" office:value-type="string">
            <text:p text:style-name="P25">A l’hora de tindre idees, o pensar en una solució per a determinat problema, he notat que no se me ocurreix res.</text:p>
            <text:p text:style-name="P1"/>
            <text:p text:style-name="P1"/>
          </table:table-cell>
        </table:table-row>
      </table:table>
      <text:p text:style-name="P1"/>
      <text:p text:style-name="P1">Com podries millorar els aspectes negatius?, fes propostes.</text:p>
      <text:p text:style-name="P1"/>
      <text:p text:style-name="P26">Imagine que observant com reacciones altres persones davant de imprevists y tractant de imitarl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0:50:39.343159020</meta:creation-date>
    <dc:date>2022-09-29T17:56:55.093724335</dc:date>
    <meta:editing-duration>PT46M1S</meta:editing-duration>
    <meta:editing-cycles>3</meta:editing-cycles>
    <meta:generator>LibreOffice/6.4.7.2$Linux_X86_64 LibreOffice_project/40$Build-2</meta:generator>
    <meta:document-statistic meta:table-count="16" meta:image-count="0" meta:object-count="0" meta:page-count="3" meta:paragraph-count="53" meta:word-count="951" meta:character-count="5925" meta:non-whitespace-character-count="5012"/>
  </office:meta>
</office:document-meta>
</file>